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throughput,32t,6G</text:p>
          </table:table-cell>
          <table:table-cell office:value-type="string" calcext:value-type="string">
            <text:p>lru rand</text:p>
          </table:table-cell>
          <table:table-cell office:value-type="string" calcext:value-type="string">
            <text:p>mglru rand</text:p>
          </table:table-cell>
          <table:table-cell office:value-type="string" calcext:value-type="string">
            <text:p>lru zip</text:p>
          </table:table-cell>
          <table:table-cell office:value-type="string" calcext:value-type="string">
            <text:p>mglru zip</text:p>
          </table:table-cell>
          <table:table-cell office:value-type="string" calcext:value-type="string">
            <text:p>lru norm</text:p>
          </table:table-cell>
          <table:table-cell office:value-type="string" calcext:value-type="string">
            <text:p>mglru norm</text:p>
          </table:table-cell>
          <table:table-cell/>
          <table:table-cell office:value-type="string" calcext:value-type="string">
            <text:p>throughput,32t,6G</text:p>
          </table:table-cell>
          <table:table-cell office:value-type="string" calcext:value-type="string">
            <text:p>lru rand</text:p>
          </table:table-cell>
          <table:table-cell office:value-type="string" calcext:value-type="string">
            <text:p>mglru rand</text:p>
          </table:table-cell>
          <table:table-cell office:value-type="string" calcext:value-type="string">
            <text:p>lru zip</text:p>
          </table:table-cell>
          <table:table-cell office:value-type="string" calcext:value-type="string">
            <text:p>mglru zip</text:p>
          </table:table-cell>
          <table:table-cell office:value-type="string" calcext:value-type="string">
            <text:p>lru norm</text:p>
          </table:table-cell>
          <table:table-cell office:value-type="string" calcext:value-type="string">
            <text:p>mglru norm</text:p>
          </table:table-cell>
        </table:table-row>
        <table:table-row table:style-name="ro1">
          <table:table-cell/>
          <table:table-cell office:value-type="float" office:value="9790.88" calcext:value-type="float">
            <text:p>9790.88</text:p>
          </table:table-cell>
          <table:table-cell office:value-type="float" office:value="8993.55" calcext:value-type="float">
            <text:p>8993.55</text:p>
          </table:table-cell>
          <table:table-cell office:value-type="float" office:value="12131.14" calcext:value-type="float">
            <text:p>12131.14</text:p>
          </table:table-cell>
          <table:table-cell office:value-type="float" office:value="12709.02" calcext:value-type="float">
            <text:p>12709.02</text:p>
          </table:table-cell>
          <table:table-cell office:value-type="float" office:value="10110.38" calcext:value-type="float">
            <text:p>10110.38</text:p>
          </table:table-cell>
          <table:table-cell office:value-type="float" office:value="11767.97" calcext:value-type="float">
            <text:p>11767.97</text:p>
          </table:table-cell>
          <table:table-cell table:number-columns-repeated="2"/>
          <table:table-cell office:value-type="float" office:value="8410.71" calcext:value-type="float">
            <text:p>8410.71</text:p>
          </table:table-cell>
          <table:table-cell office:value-type="float" office:value="11741.85" calcext:value-type="float">
            <text:p>11741.85</text:p>
          </table:table-cell>
          <table:table-cell office:value-type="float" office:value="14564.9" calcext:value-type="float">
            <text:p>14564.9</text:p>
          </table:table-cell>
          <table:table-cell office:value-type="float" office:value="15993.49" calcext:value-type="float">
            <text:p>15993.49</text:p>
          </table:table-cell>
          <table:table-cell office:value-type="float" office:value="8417.45" calcext:value-type="float">
            <text:p>8417.45</text:p>
          </table:table-cell>
          <table:table-cell office:value-type="float" office:value="12267.47" calcext:value-type="float">
            <text:p>12267.47</text:p>
          </table:table-cell>
        </table:table-row>
        <table:table-row table:style-name="ro1">
          <table:table-cell/>
          <table:table-cell office:value-type="float" office:value="9618.19" calcext:value-type="float">
            <text:p>9618.19</text:p>
          </table:table-cell>
          <table:table-cell office:value-type="float" office:value="8975.08" calcext:value-type="float">
            <text:p>8975.08</text:p>
          </table:table-cell>
          <table:table-cell office:value-type="float" office:value="12111.92" calcext:value-type="float">
            <text:p>12111.92</text:p>
          </table:table-cell>
          <table:table-cell office:value-type="float" office:value="12692.11" calcext:value-type="float">
            <text:p>12692.11</text:p>
          </table:table-cell>
          <table:table-cell office:value-type="float" office:value="10642.2" calcext:value-type="float">
            <text:p>10642.2</text:p>
          </table:table-cell>
          <table:table-cell office:value-type="float" office:value="11869.21" calcext:value-type="float">
            <text:p>11869.21</text:p>
          </table:table-cell>
          <table:table-cell table:number-columns-repeated="3"/>
          <table:table-cell table:formula="of:=[.K2]/[.J2]" office:value-type="float" office:value="1.39605931009392" calcext:value-type="float">
            <text:p>1.39605931009392</text:p>
          </table:table-cell>
          <table:table-cell/>
          <table:table-cell table:formula="of:=[.M2]/[.L2]" office:value-type="float" office:value="1.0980844358698" calcext:value-type="float">
            <text:p>1.0980844358698</text:p>
          </table:table-cell>
          <table:table-cell/>
          <table:table-cell table:formula="of:=[.O2]/[.N2]" office:value-type="float" office:value="1.45738555025572" calcext:value-type="float">
            <text:p>1.45738555025572</text:p>
          </table:table-cell>
        </table:table-row>
        <table:table-row table:style-name="ro1">
          <table:table-cell/>
          <table:table-cell office:value-type="float" office:value="9643.6" calcext:value-type="float">
            <text:p>9643.6</text:p>
          </table:table-cell>
          <table:table-cell office:value-type="float" office:value="8998.22" calcext:value-type="float">
            <text:p>8998.22</text:p>
          </table:table-cell>
          <table:table-cell office:value-type="float" office:value="12120.73" calcext:value-type="float">
            <text:p>12120.73</text:p>
          </table:table-cell>
          <table:table-cell office:value-type="float" office:value="12689.91" calcext:value-type="float">
            <text:p>12689.91</text:p>
          </table:table-cell>
          <table:table-cell office:value-type="float" office:value="10107.67" calcext:value-type="float">
            <text:p>10107.67</text:p>
          </table:table-cell>
          <table:table-cell office:value-type="float" office:value="11803.27" calcext:value-type="float">
            <text:p>11803.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1.69" calcext:value-type="float">
            <text:p>9761.69</text:p>
          </table:table-cell>
          <table:table-cell office:value-type="float" office:value="8935.36" calcext:value-type="float">
            <text:p>8935.36</text:p>
          </table:table-cell>
          <table:table-cell office:value-type="float" office:value="12093.32" calcext:value-type="float">
            <text:p>12093.32</text:p>
          </table:table-cell>
          <table:table-cell office:value-type="float" office:value="12629.69" calcext:value-type="float">
            <text:p>12629.69</text:p>
          </table:table-cell>
          <table:table-cell office:value-type="float" office:value="10116.29" calcext:value-type="float">
            <text:p>10116.29</text:p>
          </table:table-cell>
          <table:table-cell office:value-type="float" office:value="11646.88" calcext:value-type="float">
            <text:p>11646.88</text:p>
          </table:table-cell>
          <table:table-cell/>
          <table:table-cell office:value-type="string" calcext:value-type="string">
            <text:p>throughput,64t,3G</text:p>
          </table:table-cell>
          <table:table-cell office:value-type="string" calcext:value-type="string">
            <text:p>lru rand</text:p>
          </table:table-cell>
          <table:table-cell office:value-type="string" calcext:value-type="string">
            <text:p>mglru rand</text:p>
          </table:table-cell>
          <table:table-cell office:value-type="string" calcext:value-type="string">
            <text:p>lru zip</text:p>
          </table:table-cell>
          <table:table-cell office:value-type="string" calcext:value-type="string">
            <text:p>mglru zip</text:p>
          </table:table-cell>
          <table:table-cell office:value-type="string" calcext:value-type="string">
            <text:p>lru norm</text:p>
          </table:table-cell>
          <table:table-cell office:value-type="string" calcext:value-type="string">
            <text:p>mglru norm</text:p>
          </table:table-cell>
        </table:table-row>
        <table:table-row table:style-name="ro1">
          <table:table-cell/>
          <table:table-cell office:value-type="float" office:value="9733.55" calcext:value-type="float">
            <text:p>9733.55</text:p>
          </table:table-cell>
          <table:table-cell office:value-type="float" office:value="8993.99" calcext:value-type="float">
            <text:p>8993.99</text:p>
          </table:table-cell>
          <table:table-cell office:value-type="float" office:value="12093.2" calcext:value-type="float">
            <text:p>12093.2</text:p>
          </table:table-cell>
          <table:table-cell office:value-type="float" office:value="12741.56" calcext:value-type="float">
            <text:p>12741.56</text:p>
          </table:table-cell>
          <table:table-cell office:value-type="float" office:value="11713.54" calcext:value-type="float">
            <text:p>11713.54</text:p>
          </table:table-cell>
          <table:table-cell office:value-type="float" office:value="11740.42" calcext:value-type="float">
            <text:p>11740.42</text:p>
          </table:table-cell>
          <table:table-cell table:number-columns-repeated="2"/>
          <table:table-cell office:value-type="float" office:value="12931.52" calcext:value-type="float">
            <text:p>12931.52</text:p>
          </table:table-cell>
          <table:table-cell office:value-type="float" office:value="14181.69" calcext:value-type="float">
            <text:p>14181.69</text:p>
          </table:table-cell>
          <table:table-cell office:value-type="float" office:value="11512.88" calcext:value-type="float">
            <text:p>11512.88</text:p>
          </table:table-cell>
          <table:table-cell office:value-type="float" office:value="14037.23" calcext:value-type="float">
            <text:p>14037.23</text:p>
          </table:table-cell>
          <table:table-cell office:value-type="float" office:value="8410.71" calcext:value-type="float">
            <text:p>8410.71</text:p>
          </table:table-cell>
          <table:table-cell office:value-type="float" office:value="8417.45" calcext:value-type="float">
            <text:p>8417.45</text:p>
          </table:table-cell>
        </table:table-row>
        <table:table-row table:style-name="ro1">
          <table:table-cell/>
          <table:table-cell office:value-type="float" office:value="9703.56" calcext:value-type="float">
            <text:p>9703.56</text:p>
          </table:table-cell>
          <table:table-cell office:value-type="float" office:value="8928.82" calcext:value-type="float">
            <text:p>8928.82</text:p>
          </table:table-cell>
          <table:table-cell office:value-type="float" office:value="12144.86" calcext:value-type="float">
            <text:p>12144.86</text:p>
          </table:table-cell>
          <table:table-cell office:value-type="float" office:value="12639.99" calcext:value-type="float">
            <text:p>12639.99</text:p>
          </table:table-cell>
          <table:table-cell office:value-type="float" office:value="10253.62" calcext:value-type="float">
            <text:p>10253.62</text:p>
          </table:table-cell>
          <table:table-cell office:value-type="float" office:value="11772.39" calcext:value-type="float">
            <text:p>11772.39</text:p>
          </table:table-cell>
          <table:table-cell table:number-columns-repeated="3"/>
          <table:table-cell table:formula="of:=[.K6]/[.J6]" office:value-type="float" office:value="1.0966761834649" calcext:value-type="float">
            <text:p>1.0966761834649</text:p>
          </table:table-cell>
          <table:table-cell/>
          <table:table-cell table:formula="of:=[.M6]/[.L6]" office:value-type="float" office:value="1.2192631209567" calcext:value-type="float">
            <text:p>1.2192631209567</text:p>
          </table:table-cell>
          <table:table-cell/>
          <table:table-cell table:formula="of:=[.O6]/[.N6]" office:value-type="float" office:value="1.00080135921938" calcext:value-type="float">
            <text:p>1.00080135921938</text:p>
          </table:table-cell>
        </table:table-row>
        <table:table-row table:style-name="ro1">
          <table:table-cell/>
          <table:table-cell office:value-type="float" office:value="9667.47" calcext:value-type="float">
            <text:p>9667.47</text:p>
          </table:table-cell>
          <table:table-cell office:value-type="float" office:value="8992.79" calcext:value-type="float">
            <text:p>8992.79</text:p>
          </table:table-cell>
          <table:table-cell office:value-type="float" office:value="12123.07" calcext:value-type="float">
            <text:p>12123.07</text:p>
          </table:table-cell>
          <table:table-cell office:value-type="float" office:value="12737.88" calcext:value-type="float">
            <text:p>12737.88</text:p>
          </table:table-cell>
          <table:table-cell office:value-type="float" office:value="10130.11" calcext:value-type="float">
            <text:p>10130.11</text:p>
          </table:table-cell>
          <table:table-cell office:value-type="float" office:value="11836.76" calcext:value-type="float">
            <text:p>11836.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6.8" calcext:value-type="float">
            <text:p>9646.8</text:p>
          </table:table-cell>
          <table:table-cell office:value-type="float" office:value="8919.69" calcext:value-type="float">
            <text:p>8919.69</text:p>
          </table:table-cell>
          <table:table-cell office:value-type="float" office:value="12116.44" calcext:value-type="float">
            <text:p>12116.44</text:p>
          </table:table-cell>
          <table:table-cell office:value-type="float" office:value="12671.84" calcext:value-type="float">
            <text:p>12671.84</text:p>
          </table:table-cell>
          <table:table-cell office:value-type="float" office:value="10190.63" calcext:value-type="float">
            <text:p>10190.63</text:p>
          </table:table-cell>
          <table:table-cell office:value-type="float" office:value="12014.42" calcext:value-type="float">
            <text:p>12014.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0.12" calcext:value-type="float">
            <text:p>9710.12</text:p>
          </table:table-cell>
          <table:table-cell office:value-type="float" office:value="8972.7" calcext:value-type="float">
            <text:p>8972.7</text:p>
          </table:table-cell>
          <table:table-cell office:value-type="float" office:value="12072.56" calcext:value-type="float">
            <text:p>12072.56</text:p>
          </table:table-cell>
          <table:table-cell office:value-type="float" office:value="13099.22" calcext:value-type="float">
            <text:p>13099.22</text:p>
          </table:table-cell>
          <table:table-cell office:value-type="float" office:value="10239.07" calcext:value-type="float">
            <text:p>10239.07</text:p>
          </table:table-cell>
          <table:table-cell office:value-type="float" office:value="11717.91" calcext:value-type="float">
            <text:p>11717.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1.59" calcext:value-type="float">
            <text:p>9671.59</text:p>
          </table:table-cell>
          <table:table-cell office:value-type="float" office:value="8901.9" calcext:value-type="float">
            <text:p>8901.9</text:p>
          </table:table-cell>
          <table:table-cell office:value-type="float" office:value="12143.72" calcext:value-type="float">
            <text:p>12143.72</text:p>
          </table:table-cell>
          <table:table-cell office:value-type="float" office:value="12686.23" calcext:value-type="float">
            <text:p>12686.23</text:p>
          </table:table-cell>
          <table:table-cell office:value-type="float" office:value="10219.19" calcext:value-type="float">
            <text:p>10219.19</text:p>
          </table:table-cell>
          <table:table-cell office:value-type="float" office:value="11783" calcext:value-type="float">
            <text:p>11783</text:p>
          </table:table-cell>
          <table:table-cell table:number-columns-repeated="8"/>
        </table:table-row>
        <table:table-row table:style-name="ro1">
          <table:table-cell/>
          <table:table-cell table:formula="of:=AVERAGE([.B2:.B11])" office:value-type="float" office:value="9694.745" calcext:value-type="float">
            <text:p>9694.745</text:p>
          </table:table-cell>
          <table:table-cell table:formula="of:=AVERAGE([.C2:.C11])" office:value-type="float" office:value="8961.21" calcext:value-type="float">
            <text:p>8961.21</text:p>
          </table:table-cell>
          <table:table-cell table:formula="of:=AVERAGE([.D2:.D11])" office:value-type="float" office:value="12115.096" calcext:value-type="float">
            <text:p>12115.096</text:p>
          </table:table-cell>
          <table:table-cell table:formula="of:=AVERAGE([.E2:.E11])" office:value-type="float" office:value="12729.745" calcext:value-type="float">
            <text:p>12729.745</text:p>
          </table:table-cell>
          <table:table-cell table:formula="of:=AVERAGE([.F2:.F11])" office:value-type="float" office:value="10372.27" calcext:value-type="float">
            <text:p>10372.27</text:p>
          </table:table-cell>
          <table:table-cell table:formula="of:=AVERAGE([.G2:.G11])" office:value-type="float" office:value="11795.223" calcext:value-type="float">
            <text:p>11795.2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2]/[.B12]" office:value-type="float" office:value="0.924336844341961" calcext:value-type="float">
            <text:p>0.924336844341961</text:p>
          </table:table-cell>
          <table:table-cell/>
          <table:table-cell table:formula="of:=[.E12]/[.D12]" office:value-type="float" office:value="1.05073414193334" calcext:value-type="float">
            <text:p>1.05073414193334</text:p>
          </table:table-cell>
          <table:table-cell/>
          <table:table-cell table:formula="of:=[.G12]/[.F12]" office:value-type="float" office:value="1.13718819506241" calcext:value-type="float">
            <text:p>1.1371881950624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roughput,64t,3G</text:p>
          </table:table-cell>
          <table:table-cell office:value-type="string" calcext:value-type="string">
            <text:p>lru rand</text:p>
          </table:table-cell>
          <table:table-cell office:value-type="string" calcext:value-type="string">
            <text:p>mglru rand</text:p>
          </table:table-cell>
          <table:table-cell office:value-type="string" calcext:value-type="string">
            <text:p>lru zip</text:p>
          </table:table-cell>
          <table:table-cell office:value-type="string" calcext:value-type="string">
            <text:p>mglru zip</text:p>
          </table:table-cell>
          <table:table-cell office:value-type="string" calcext:value-type="string">
            <text:p>lru norm</text:p>
          </table:table-cell>
          <table:table-cell office:value-type="string" calcext:value-type="string">
            <text:p>mglru norm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8.55" calcext:value-type="float">
            <text:p>9438.55</text:p>
          </table:table-cell>
          <table:table-cell office:value-type="float" office:value="12196.09" calcext:value-type="float">
            <text:p>12196.09</text:p>
          </table:table-cell>
          <table:table-cell office:value-type="float" office:value="15622.38" calcext:value-type="float">
            <text:p>15622.38</text:p>
          </table:table-cell>
          <table:table-cell office:value-type="float" office:value="12278.58" calcext:value-type="float">
            <text:p>12278.58</text:p>
          </table:table-cell>
          <table:table-cell office:value-type="float" office:value="12950.55" calcext:value-type="float">
            <text:p>12950.55</text:p>
          </table:table-cell>
          <table:table-cell office:value-type="float" office:value="12070.96" calcext:value-type="float">
            <text:p>12070.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3.29" calcext:value-type="float">
            <text:p>9483.29</text:p>
          </table:table-cell>
          <table:table-cell office:value-type="float" office:value="11574.73" calcext:value-type="float">
            <text:p>11574.73</text:p>
          </table:table-cell>
          <table:table-cell office:value-type="float" office:value="15644.52" calcext:value-type="float">
            <text:p>15644.52</text:p>
          </table:table-cell>
          <table:table-cell office:value-type="float" office:value="12297.76" calcext:value-type="float">
            <text:p>12297.76</text:p>
          </table:table-cell>
          <table:table-cell office:value-type="float" office:value="12668.29" calcext:value-type="float">
            <text:p>12668.29</text:p>
          </table:table-cell>
          <table:table-cell office:value-type="float" office:value="12084.64" calcext:value-type="float">
            <text:p>12084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3.99" calcext:value-type="float">
            <text:p>9543.99</text:p>
          </table:table-cell>
          <table:table-cell office:value-type="float" office:value="12212.02" calcext:value-type="float">
            <text:p>12212.02</text:p>
          </table:table-cell>
          <table:table-cell office:value-type="float" office:value="15834.91" calcext:value-type="float">
            <text:p>15834.91</text:p>
          </table:table-cell>
          <table:table-cell office:value-type="float" office:value="12286.09" calcext:value-type="float">
            <text:p>12286.09</text:p>
          </table:table-cell>
          <table:table-cell office:value-type="float" office:value="13129.08" calcext:value-type="float">
            <text:p>13129.08</text:p>
          </table:table-cell>
          <table:table-cell office:value-type="float" office:value="12062.64" calcext:value-type="float">
            <text:p>12062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6.24" calcext:value-type="float">
            <text:p>9646.24</text:p>
          </table:table-cell>
          <table:table-cell office:value-type="float" office:value="11900.23" calcext:value-type="float">
            <text:p>11900.23</text:p>
          </table:table-cell>
          <table:table-cell office:value-type="float" office:value="15212.83" calcext:value-type="float">
            <text:p>15212.83</text:p>
          </table:table-cell>
          <table:table-cell office:value-type="float" office:value="12295.05" calcext:value-type="float">
            <text:p>12295.05</text:p>
          </table:table-cell>
          <table:table-cell office:value-type="float" office:value="13037.33" calcext:value-type="float">
            <text:p>13037.33</text:p>
          </table:table-cell>
          <table:table-cell office:value-type="float" office:value="12427.75" calcext:value-type="float">
            <text:p>12427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7.68" calcext:value-type="float">
            <text:p>9507.68</text:p>
          </table:table-cell>
          <table:table-cell office:value-type="float" office:value="12153.14" calcext:value-type="float">
            <text:p>12153.14</text:p>
          </table:table-cell>
          <table:table-cell office:value-type="float" office:value="15762.75" calcext:value-type="float">
            <text:p>15762.75</text:p>
          </table:table-cell>
          <table:table-cell office:value-type="float" office:value="12761.81" calcext:value-type="float">
            <text:p>12761.81</text:p>
          </table:table-cell>
          <table:table-cell office:value-type="float" office:value="12724.16" calcext:value-type="float">
            <text:p>12724.16</text:p>
          </table:table-cell>
          <table:table-cell office:value-type="float" office:value="12009.69" calcext:value-type="float">
            <text:p>12009.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1.68" calcext:value-type="float">
            <text:p>9521.68</text:p>
          </table:table-cell>
          <table:table-cell office:value-type="float" office:value="11851.09" calcext:value-type="float">
            <text:p>11851.09</text:p>
          </table:table-cell>
          <table:table-cell office:value-type="float" office:value="15815.22" calcext:value-type="float">
            <text:p>15815.22</text:p>
          </table:table-cell>
          <table:table-cell office:value-type="float" office:value="12228.49" calcext:value-type="float">
            <text:p>12228.49</text:p>
          </table:table-cell>
          <table:table-cell office:value-type="float" office:value="12633.94" calcext:value-type="float">
            <text:p>12633.94</text:p>
          </table:table-cell>
          <table:table-cell office:value-type="float" office:value="12043.09" calcext:value-type="float">
            <text:p>12043.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2.15" calcext:value-type="float">
            <text:p>9512.15</text:p>
          </table:table-cell>
          <table:table-cell office:value-type="float" office:value="12325.47" calcext:value-type="float">
            <text:p>12325.47</text:p>
          </table:table-cell>
          <table:table-cell office:value-type="float" office:value="15589.3" calcext:value-type="float">
            <text:p>15589.3</text:p>
          </table:table-cell>
          <table:table-cell office:value-type="float" office:value="12278.27" calcext:value-type="float">
            <text:p>12278.27</text:p>
          </table:table-cell>
          <table:table-cell office:value-type="float" office:value="12733.66" calcext:value-type="float">
            <text:p>12733.66</text:p>
          </table:table-cell>
          <table:table-cell office:value-type="float" office:value="12064.61" calcext:value-type="float">
            <text:p>12064.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3.77" calcext:value-type="float">
            <text:p>9453.77</text:p>
          </table:table-cell>
          <table:table-cell office:value-type="float" office:value="11968.04" calcext:value-type="float">
            <text:p>11968.04</text:p>
          </table:table-cell>
          <table:table-cell office:value-type="float" office:value="15468.09" calcext:value-type="float">
            <text:p>15468.09</text:p>
          </table:table-cell>
          <table:table-cell office:value-type="float" office:value="12280.29" calcext:value-type="float">
            <text:p>12280.29</text:p>
          </table:table-cell>
          <table:table-cell office:value-type="float" office:value="13020.26" calcext:value-type="float">
            <text:p>13020.26</text:p>
          </table:table-cell>
          <table:table-cell office:value-type="float" office:value="12235.78" calcext:value-type="float">
            <text:p>1223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4.99" calcext:value-type="float">
            <text:p>9534.99</text:p>
          </table:table-cell>
          <table:table-cell office:value-type="float" office:value="11832.59" calcext:value-type="float">
            <text:p>11832.59</text:p>
          </table:table-cell>
          <table:table-cell office:value-type="float" office:value="15427.58" calcext:value-type="float">
            <text:p>15427.58</text:p>
          </table:table-cell>
          <table:table-cell office:value-type="float" office:value="12248.55" calcext:value-type="float">
            <text:p>12248.55</text:p>
          </table:table-cell>
          <table:table-cell office:value-type="float" office:value="12845.55" calcext:value-type="float">
            <text:p>12845.55</text:p>
          </table:table-cell>
          <table:table-cell office:value-type="float" office:value="12481.46" calcext:value-type="float">
            <text:p>12481.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1.29" calcext:value-type="float">
            <text:p>9501.29</text:p>
          </table:table-cell>
          <table:table-cell office:value-type="float" office:value="12100.83" calcext:value-type="float">
            <text:p>12100.83</text:p>
          </table:table-cell>
          <table:table-cell office:value-type="float" office:value="15801.72" calcext:value-type="float">
            <text:p>15801.72</text:p>
          </table:table-cell>
          <table:table-cell office:value-type="float" office:value="12573.71" calcext:value-type="float">
            <text:p>12573.71</text:p>
          </table:table-cell>
          <table:table-cell office:value-type="float" office:value="12754" calcext:value-type="float">
            <text:p>12754</text:p>
          </table:table-cell>
          <table:table-cell office:value-type="float" office:value="12078.41" calcext:value-type="float">
            <text:p>12078.41</text:p>
          </table:table-cell>
          <table:table-cell table:number-columns-repeated="8"/>
        </table:table-row>
        <table:table-row table:style-name="ro1">
          <table:table-cell/>
          <table:table-cell table:formula="of:=AVERAGE([.B16:.B25])" office:value-type="float" office:value="9514.363" calcext:value-type="float">
            <text:p>9514.363</text:p>
          </table:table-cell>
          <table:table-cell table:formula="of:=AVERAGE([.C16:.C25])" office:value-type="float" office:value="12011.423" calcext:value-type="float">
            <text:p>12011.423</text:p>
          </table:table-cell>
          <table:table-cell table:formula="of:=AVERAGE([.D16:.D25])" office:value-type="float" office:value="15617.93" calcext:value-type="float">
            <text:p>15617.93</text:p>
          </table:table-cell>
          <table:table-cell table:formula="of:=AVERAGE([.E16:.E25])" office:value-type="float" office:value="12352.86" calcext:value-type="float">
            <text:p>12352.86</text:p>
          </table:table-cell>
          <table:table-cell table:formula="of:=AVERAGE([.F16:.F25])" office:value-type="float" office:value="12849.682" calcext:value-type="float">
            <text:p>12849.682</text:p>
          </table:table-cell>
          <table:table-cell table:formula="of:=AVERAGE([.G16:.G25])" office:value-type="float" office:value="12155.903" calcext:value-type="float">
            <text:p>12155.9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6]/[.B26]" office:value-type="float" office:value="1.26245162182692" calcext:value-type="float">
            <text:p>1.26245162182692</text:p>
          </table:table-cell>
          <table:table-cell/>
          <table:table-cell table:formula="of:=[.E26]/[.D26]" office:value-type="float" office:value="0.790940924949721" calcext:value-type="float">
            <text:p>0.790940924949721</text:p>
          </table:table-cell>
          <table:table-cell/>
          <table:table-cell table:formula="of:=[.G26]/[.F26]" office:value-type="float" office:value="0.946008080199961" calcext:value-type="float">
            <text:p>0.946008080199961</text:p>
          </table:table-cell>
          <table:table-cell table:number-columns-repeated="8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/>
          <table:table-cell table:style-name="ce1" office:value-type="float" office:value="8467.89" calcext:value-type="float">
            <text:p>8467.89</text:p>
          </table:table-cell>
          <table:table-cell table:style-name="ce1" office:value-type="float" office:value="11706.69" calcext:value-type="float">
            <text:p>11706.69</text:p>
          </table:table-cell>
          <table:table-cell table:style-name="ce1" office:value-type="float" office:value="14570.44" calcext:value-type="float">
            <text:p>14570.44</text:p>
          </table:table-cell>
          <table:table-cell table:style-name="ce1" office:value-type="float" office:value="15498.31" calcext:value-type="float">
            <text:p>15498.31</text:p>
          </table:table-cell>
          <table:table-cell table:style-name="ce1" office:value-type="float" office:value="14504.95" calcext:value-type="float">
            <text:p>14504.95</text:p>
          </table:table-cell>
          <table:table-cell table:style-name="ce1" office:value-type="float" office:value="15957.86" calcext:value-type="float">
            <text:p>15957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8.34" calcext:value-type="float">
            <text:p>8428.34</text:p>
          </table:table-cell>
          <table:table-cell office:value-type="float" office:value="11778.1" calcext:value-type="float">
            <text:p>11778.1</text:p>
          </table:table-cell>
          <table:table-cell office:value-type="float" office:value="14598.03" calcext:value-type="float">
            <text:p>14598.03</text:p>
          </table:table-cell>
          <table:table-cell office:value-type="float" office:value="14647.94" calcext:value-type="float">
            <text:p>14647.94</text:p>
          </table:table-cell>
          <table:table-cell office:value-type="float" office:value="14427.23" calcext:value-type="float">
            <text:p>14427.23</text:p>
          </table:table-cell>
          <table:table-cell table:style-name="ce1" office:value-type="float" office:value="15957.13" calcext:value-type="float">
            <text:p>15957.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3.32" calcext:value-type="float">
            <text:p>8383.32</text:p>
          </table:table-cell>
          <table:table-cell office:value-type="float" office:value="11774.07" calcext:value-type="float">
            <text:p>11774.07</text:p>
          </table:table-cell>
          <table:table-cell office:value-type="float" office:value="14550.74" calcext:value-type="float">
            <text:p>14550.74</text:p>
          </table:table-cell>
          <table:table-cell office:value-type="float" office:value="15423.35" calcext:value-type="float">
            <text:p>15423.35</text:p>
          </table:table-cell>
          <table:table-cell office:value-type="float" office:value="14652.19" calcext:value-type="float">
            <text:p>14652.19</text:p>
          </table:table-cell>
          <table:table-cell table:style-name="ce1" office:value-type="float" office:value="16022.69" calcext:value-type="float">
            <text:p>16022.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3.12" calcext:value-type="float">
            <text:p>8253.12</text:p>
          </table:table-cell>
          <table:table-cell office:value-type="float" office:value="11750.07" calcext:value-type="float">
            <text:p>11750.07</text:p>
          </table:table-cell>
          <table:table-cell office:value-type="float" office:value="14640.29" calcext:value-type="float">
            <text:p>14640.29</text:p>
          </table:table-cell>
          <table:table-cell office:value-type="float" office:value="15467.32" calcext:value-type="float">
            <text:p>15467.32</text:p>
          </table:table-cell>
          <table:table-cell office:value-type="float" office:value="14519.47" calcext:value-type="float">
            <text:p>14519.47</text:p>
          </table:table-cell>
          <table:table-cell table:style-name="ce1" office:value-type="float" office:value="16035.85" calcext:value-type="float">
            <text:p>16035.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4.65" calcext:value-type="float">
            <text:p>8464.65</text:p>
          </table:table-cell>
          <table:table-cell office:value-type="float" office:value="11744.97" calcext:value-type="float">
            <text:p>11744.97</text:p>
          </table:table-cell>
          <table:table-cell office:value-type="float" office:value="14591.4" calcext:value-type="float">
            <text:p>14591.4</text:p>
          </table:table-cell>
          <table:table-cell office:value-type="float" office:value="15467.05" calcext:value-type="float">
            <text:p>15467.05</text:p>
          </table:table-cell>
          <table:table-cell office:value-type="float" office:value="14557.97" calcext:value-type="float">
            <text:p>14557.97</text:p>
          </table:table-cell>
          <table:table-cell table:style-name="ce1" office:value-type="float" office:value="16150.2" calcext:value-type="float">
            <text:p>1615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7.42" calcext:value-type="float">
            <text:p>8307.42</text:p>
          </table:table-cell>
          <table:table-cell office:value-type="float" office:value="11766.65" calcext:value-type="float">
            <text:p>11766.65</text:p>
          </table:table-cell>
          <table:table-cell office:value-type="float" office:value="14573.35" calcext:value-type="float">
            <text:p>14573.35</text:p>
          </table:table-cell>
          <table:table-cell office:value-type="float" office:value="15342.49" calcext:value-type="float">
            <text:p>15342.49</text:p>
          </table:table-cell>
          <table:table-cell office:value-type="float" office:value="14617.92" calcext:value-type="float">
            <text:p>14617.92</text:p>
          </table:table-cell>
          <table:table-cell table:style-name="ce1" office:value-type="float" office:value="15904.5" calcext:value-type="float">
            <text:p>1590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4.78" calcext:value-type="float">
            <text:p>8424.78</text:p>
          </table:table-cell>
          <table:table-cell office:value-type="float" office:value="11727.79" calcext:value-type="float">
            <text:p>11727.79</text:p>
          </table:table-cell>
          <table:table-cell office:value-type="float" office:value="14503.18" calcext:value-type="float">
            <text:p>14503.18</text:p>
          </table:table-cell>
          <table:table-cell office:value-type="float" office:value="15511.34" calcext:value-type="float">
            <text:p>15511.34</text:p>
          </table:table-cell>
          <table:table-cell office:value-type="float" office:value="14555.87" calcext:value-type="float">
            <text:p>14555.87</text:p>
          </table:table-cell>
          <table:table-cell table:style-name="ce1" office:value-type="float" office:value="15943.36" calcext:value-type="float">
            <text:p>15943.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4.44" calcext:value-type="float">
            <text:p>8434.44</text:p>
          </table:table-cell>
          <table:table-cell office:value-type="float" office:value="11708.41" calcext:value-type="float">
            <text:p>11708.41</text:p>
          </table:table-cell>
          <table:table-cell office:value-type="float" office:value="14613.39" calcext:value-type="float">
            <text:p>14613.39</text:p>
          </table:table-cell>
          <table:table-cell office:value-type="float" office:value="15414.06" calcext:value-type="float">
            <text:p>15414.06</text:p>
          </table:table-cell>
          <table:table-cell office:value-type="float" office:value="14446.94" calcext:value-type="float">
            <text:p>14446.94</text:p>
          </table:table-cell>
          <table:table-cell table:style-name="ce1" office:value-type="float" office:value="16036.78" calcext:value-type="float">
            <text:p>16036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4.88" calcext:value-type="float">
            <text:p>8474.88</text:p>
          </table:table-cell>
          <table:table-cell office:value-type="float" office:value="11745.3" calcext:value-type="float">
            <text:p>11745.3</text:p>
          </table:table-cell>
          <table:table-cell office:value-type="float" office:value="14598.61" calcext:value-type="float">
            <text:p>14598.61</text:p>
          </table:table-cell>
          <table:table-cell office:value-type="float" office:value="15401.1" calcext:value-type="float">
            <text:p>15401.1</text:p>
          </table:table-cell>
          <table:table-cell office:value-type="float" office:value="14678.12" calcext:value-type="float">
            <text:p>14678.12</text:p>
          </table:table-cell>
          <table:table-cell table:style-name="ce1" office:value-type="float" office:value="16025.95" calcext:value-type="float">
            <text:p>16025.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8.26" calcext:value-type="float">
            <text:p>8468.26</text:p>
          </table:table-cell>
          <table:table-cell office:value-type="float" office:value="11716.45" calcext:value-type="float">
            <text:p>11716.45</text:p>
          </table:table-cell>
          <table:table-cell office:value-type="float" office:value="14522.27" calcext:value-type="float">
            <text:p>14522.27</text:p>
          </table:table-cell>
          <table:table-cell office:value-type="float" office:value="15431.57" calcext:value-type="float">
            <text:p>15431.57</text:p>
          </table:table-cell>
          <table:table-cell office:value-type="float" office:value="14688.33" calcext:value-type="float">
            <text:p>14688.33</text:p>
          </table:table-cell>
          <table:table-cell table:style-name="ce1" office:value-type="float" office:value="15900.56" calcext:value-type="float">
            <text:p>15900.56</text:p>
          </table:table-cell>
          <table:table-cell table:number-columns-repeated="8"/>
        </table:table-row>
        <table:table-row table:style-name="ro1">
          <table:table-cell/>
          <table:table-cell table:formula="of:=AVERAGE([.B39:.B48])" office:value-type="float" office:value="8410.71" calcext:value-type="float">
            <text:p>8410.71</text:p>
          </table:table-cell>
          <table:table-cell table:formula="of:=AVERAGE([.C39:.C48])" office:value-type="float" office:value="11741.85" calcext:value-type="float">
            <text:p>11741.85</text:p>
          </table:table-cell>
          <table:table-cell table:formula="of:=AVERAGE([.D39:.D48])" office:value-type="float" office:value="14576.17" calcext:value-type="float">
            <text:p>14576.17</text:p>
          </table:table-cell>
          <table:table-cell table:formula="of:=AVERAGE([.E39:.E48])" office:value-type="float" office:value="15360.453" calcext:value-type="float">
            <text:p>15360.453</text:p>
          </table:table-cell>
          <table:table-cell table:formula="of:=AVERAGE([.F39:.F48])" office:value-type="float" office:value="14564.899" calcext:value-type="float">
            <text:p>14564.899</text:p>
          </table:table-cell>
          <table:table-cell table:formula="of:=AVERAGE([.G39:.G48])" office:value-type="float" office:value="15993.488" calcext:value-type="float">
            <text:p>15993.4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49]/[.B49]" office:value-type="float" office:value="1.39605931009392" calcext:value-type="float">
            <text:p>1.39605931009392</text:p>
          </table:table-cell>
          <table:table-cell/>
          <table:table-cell table:formula="of:=[.E49]/[.D49]" office:value-type="float" office:value="1.05380583514051" calcext:value-type="float">
            <text:p>1.05380583514051</text:p>
          </table:table-cell>
          <table:table-cell/>
          <table:table-cell table:formula="of:=[.G49]/[.F49]" office:value-type="float" office:value="1.09808437394588" calcext:value-type="float">
            <text:p>1.09808437394588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float" office:value="8427.51" calcext:value-type="float">
            <text:p>8427.51</text:p>
          </table:table-cell>
          <table:table-cell table:style-name="ce1" office:value-type="float" office:value="12568.51" calcext:value-type="float">
            <text:p>12568.51</text:p>
          </table:table-cell>
          <table:table-cell table:style-name="ce1" office:value-type="float" office:value="12980.12" calcext:value-type="float">
            <text:p>12980.12</text:p>
          </table:table-cell>
          <table:table-cell table:style-name="ce1" office:value-type="float" office:value="14194.78" calcext:value-type="float">
            <text:p>14194.78</text:p>
          </table:table-cell>
          <table:table-cell table:style-name="ce1" office:value-type="float" office:value="11666.29" calcext:value-type="float">
            <text:p>11666.29</text:p>
          </table:table-cell>
          <table:table-cell table:style-name="ce1" office:value-type="float" office:value="14084.86" calcext:value-type="float">
            <text:p>14084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7.23" calcext:value-type="float">
            <text:p>8267.23</text:p>
          </table:table-cell>
          <table:table-cell office:value-type="float" office:value="11772.25" calcext:value-type="float">
            <text:p>11772.25</text:p>
          </table:table-cell>
          <table:table-cell office:value-type="float" office:value="12946.43" calcext:value-type="float">
            <text:p>12946.43</text:p>
          </table:table-cell>
          <table:table-cell office:value-type="float" office:value="14213.61" calcext:value-type="float">
            <text:p>14213.61</text:p>
          </table:table-cell>
          <table:table-cell office:value-type="float" office:value="11624.72" calcext:value-type="float">
            <text:p>11624.72</text:p>
          </table:table-cell>
          <table:table-cell office:value-type="float" office:value="13706.34" calcext:value-type="float">
            <text:p>13706.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7.48" calcext:value-type="float">
            <text:p>8437.48</text:p>
          </table:table-cell>
          <table:table-cell office:value-type="float" office:value="11622.15" calcext:value-type="float">
            <text:p>11622.15</text:p>
          </table:table-cell>
          <table:table-cell office:value-type="float" office:value="12911.95" calcext:value-type="float">
            <text:p>12911.95</text:p>
          </table:table-cell>
          <table:table-cell office:value-type="float" office:value="14148.66" calcext:value-type="float">
            <text:p>14148.66</text:p>
          </table:table-cell>
          <table:table-cell office:value-type="float" office:value="11454.82" calcext:value-type="float">
            <text:p>11454.82</text:p>
          </table:table-cell>
          <table:table-cell office:value-type="float" office:value="14089.42" calcext:value-type="float">
            <text:p>14089.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2.37" calcext:value-type="float">
            <text:p>8432.37</text:p>
          </table:table-cell>
          <table:table-cell office:value-type="float" office:value="12057.66" calcext:value-type="float">
            <text:p>12057.66</text:p>
          </table:table-cell>
          <table:table-cell office:value-type="float" office:value="12925.83" calcext:value-type="float">
            <text:p>12925.83</text:p>
          </table:table-cell>
          <table:table-cell office:value-type="float" office:value="14182.35" calcext:value-type="float">
            <text:p>14182.35</text:p>
          </table:table-cell>
          <table:table-cell office:value-type="float" office:value="11482.36" calcext:value-type="float">
            <text:p>11482.36</text:p>
          </table:table-cell>
          <table:table-cell office:value-type="float" office:value="14058.4" calcext:value-type="float">
            <text:p>14058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1.4" calcext:value-type="float">
            <text:p>8441.4</text:p>
          </table:table-cell>
          <table:table-cell office:value-type="float" office:value="11971.72" calcext:value-type="float">
            <text:p>11971.72</text:p>
          </table:table-cell>
          <table:table-cell office:value-type="float" office:value="12952.75" calcext:value-type="float">
            <text:p>12952.75</text:p>
          </table:table-cell>
          <table:table-cell office:value-type="float" office:value="14183.91" calcext:value-type="float">
            <text:p>14183.91</text:p>
          </table:table-cell>
          <table:table-cell office:value-type="float" office:value="11462.24" calcext:value-type="float">
            <text:p>11462.24</text:p>
          </table:table-cell>
          <table:table-cell office:value-type="float" office:value="14096.74" calcext:value-type="float">
            <text:p>14096.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4.26" calcext:value-type="float">
            <text:p>8454.26</text:p>
          </table:table-cell>
          <table:table-cell office:value-type="float" office:value="12693.36" calcext:value-type="float">
            <text:p>12693.36</text:p>
          </table:table-cell>
          <table:table-cell office:value-type="float" office:value="12841.44" calcext:value-type="float">
            <text:p>12841.44</text:p>
          </table:table-cell>
          <table:table-cell office:value-type="float" office:value="14192.23" calcext:value-type="float">
            <text:p>14192.23</text:p>
          </table:table-cell>
          <table:table-cell office:value-type="float" office:value="11379.46" calcext:value-type="float">
            <text:p>11379.46</text:p>
          </table:table-cell>
          <table:table-cell office:value-type="float" office:value="14108.06" calcext:value-type="float">
            <text:p>14108.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3.13" calcext:value-type="float">
            <text:p>8413.13</text:p>
          </table:table-cell>
          <table:table-cell office:value-type="float" office:value="12399.71" calcext:value-type="float">
            <text:p>12399.71</text:p>
          </table:table-cell>
          <table:table-cell office:value-type="float" office:value="12920.35" calcext:value-type="float">
            <text:p>12920.35</text:p>
          </table:table-cell>
          <table:table-cell office:value-type="float" office:value="14163.2" calcext:value-type="float">
            <text:p>14163.2</text:p>
          </table:table-cell>
          <table:table-cell office:value-type="float" office:value="11691.5" calcext:value-type="float">
            <text:p>11691.5</text:p>
          </table:table-cell>
          <table:table-cell office:value-type="float" office:value="14043.41" calcext:value-type="float">
            <text:p>14043.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2.44" calcext:value-type="float">
            <text:p>8412.44</text:p>
          </table:table-cell>
          <table:table-cell office:value-type="float" office:value="12553.23" calcext:value-type="float">
            <text:p>12553.23</text:p>
          </table:table-cell>
          <table:table-cell office:value-type="float" office:value="12924.19" calcext:value-type="float">
            <text:p>12924.19</text:p>
          </table:table-cell>
          <table:table-cell office:value-type="float" office:value="14179.7" calcext:value-type="float">
            <text:p>14179.7</text:p>
          </table:table-cell>
          <table:table-cell office:value-type="float" office:value="11471.19" calcext:value-type="float">
            <text:p>11471.19</text:p>
          </table:table-cell>
          <table:table-cell office:value-type="float" office:value="14072.15" calcext:value-type="float">
            <text:p>14072.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4.36" calcext:value-type="float">
            <text:p>8444.36</text:p>
          </table:table-cell>
          <table:table-cell office:value-type="float" office:value="12242.74" calcext:value-type="float">
            <text:p>12242.74</text:p>
          </table:table-cell>
          <table:table-cell office:value-type="float" office:value="12944.38" calcext:value-type="float">
            <text:p>12944.38</text:p>
          </table:table-cell>
          <table:table-cell office:value-type="float" office:value="14162.12" calcext:value-type="float">
            <text:p>14162.12</text:p>
          </table:table-cell>
          <table:table-cell office:value-type="float" office:value="11402.08" calcext:value-type="float">
            <text:p>11402.08</text:p>
          </table:table-cell>
          <table:table-cell office:value-type="float" office:value="14088.44" calcext:value-type="float">
            <text:p>14088.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4.32" calcext:value-type="float">
            <text:p>8444.32</text:p>
          </table:table-cell>
          <table:table-cell office:value-type="float" office:value="12793.34" calcext:value-type="float">
            <text:p>12793.34</text:p>
          </table:table-cell>
          <table:table-cell office:value-type="float" office:value="12967.72" calcext:value-type="float">
            <text:p>12967.72</text:p>
          </table:table-cell>
          <table:table-cell office:value-type="float" office:value="14196.34" calcext:value-type="float">
            <text:p>14196.34</text:p>
          </table:table-cell>
          <table:table-cell office:value-type="float" office:value="11494.13" calcext:value-type="float">
            <text:p>11494.13</text:p>
          </table:table-cell>
          <table:table-cell office:value-type="float" office:value="14024.51" calcext:value-type="float">
            <text:p>14024.51</text:p>
          </table:table-cell>
          <table:table-cell table:number-columns-repeated="8"/>
        </table:table-row>
        <table:table-row table:style-name="ro1">
          <table:table-cell/>
          <table:table-cell table:formula="of:=AVERAGE([.B54:.B63])" office:value-type="float" office:value="8417.45" calcext:value-type="float">
            <text:p>8417.45</text:p>
          </table:table-cell>
          <table:table-cell table:formula="of:=AVERAGE([.C54:.C63])" office:value-type="float" office:value="12267.467" calcext:value-type="float">
            <text:p>12267.467</text:p>
          </table:table-cell>
          <table:table-cell table:formula="of:=AVERAGE([.D54:.D63])" office:value-type="float" office:value="12931.516" calcext:value-type="float">
            <text:p>12931.516</text:p>
          </table:table-cell>
          <table:table-cell table:formula="of:=AVERAGE([.E54:.E63])" office:value-type="float" office:value="14181.69" calcext:value-type="float">
            <text:p>14181.69</text:p>
          </table:table-cell>
          <table:table-cell table:formula="of:=AVERAGE([.F54:.F63])" office:value-type="float" office:value="11512.879" calcext:value-type="float">
            <text:p>11512.879</text:p>
          </table:table-cell>
          <table:table-cell table:formula="of:=AVERAGE([.G54:.G63])" office:value-type="float" office:value="14037.233" calcext:value-type="float">
            <text:p>14037.2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64]/[.B64]" office:value-type="float" office:value="1.45738519385325" calcext:value-type="float">
            <text:p>1.45738519385325</text:p>
          </table:table-cell>
          <table:table-cell/>
          <table:table-cell table:formula="of:=[.E64]/[.D64]" office:value-type="float" office:value="1.09667652269077" calcext:value-type="float">
            <text:p>1.09667652269077</text:p>
          </table:table-cell>
          <table:table-cell/>
          <table:table-cell table:formula="of:=[.G64]/[.F64]" office:value-type="float" office:value="1.21926348743872" calcext:value-type="float">
            <text:p>1.21926348743872</text:p>
          </table:table-cell>
          <table:table-cell table:number-columns-repeated="8"/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hroughput,32t,6G</text:p>
          </table:table-cell>
          <table:table-cell office:value-type="string" calcext:value-type="string">
            <text:p>lru rand</text:p>
          </table:table-cell>
          <table:table-cell office:value-type="string" calcext:value-type="string">
            <text:p>mglru rand</text:p>
          </table:table-cell>
          <table:table-cell office:value-type="string" calcext:value-type="string">
            <text:p>lru zip</text:p>
          </table:table-cell>
          <table:table-cell office:value-type="string" calcext:value-type="string">
            <text:p>mglru zip</text:p>
          </table:table-cell>
          <table:table-cell office:value-type="string" calcext:value-type="string">
            <text:p>lru norm</text:p>
          </table:table-cell>
          <table:table-cell office:value-type="string" calcext:value-type="string">
            <text:p>mglru norm</text:p>
          </table:table-cell>
        </table:table-row>
        <table:table-row table:style-name="ro1">
          <table:table-cell/>
          <table:table-cell office:value-type="float" office:value="11076" calcext:value-type="float">
            <text:p>11076</text:p>
          </table:table-cell>
          <table:table-cell office:value-type="float" office:value="7767" calcext:value-type="float">
            <text:p>7767</text:p>
          </table:table-cell>
          <table:table-cell office:value-type="float" office:value="2802" calcext:value-type="float">
            <text:p>2802</text:p>
          </table:table-cell>
          <table:table-cell office:value-type="float" office:value="2737" calcext:value-type="float">
            <text:p>2737</text:p>
          </table:table-cell>
          <table:table-cell office:value-type="float" office:value="6194" calcext:value-type="float">
            <text:p>619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/>
          <table:table-cell office:value-type="float" office:value="11994" calcext:value-type="float">
            <text:p>11994</text:p>
          </table:table-cell>
          <table:table-cell office:value-type="float" office:value="7767" calcext:value-type="float">
            <text:p>7767</text:p>
          </table:table-cell>
          <table:table-cell office:value-type="float" office:value="2802" calcext:value-type="float">
            <text:p>2802</text:p>
          </table:table-cell>
          <table:table-cell office:value-type="float" office:value="2769" calcext:value-type="float">
            <text:p>2769</text:p>
          </table:table-cell>
          <table:table-cell office:value-type="float" office:value="7832" calcext:value-type="float">
            <text:p>7832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/>
          <table:table-cell office:value-type="float" office:value="10945" calcext:value-type="float">
            <text:p>10945</text:p>
          </table:table-cell>
          <table:table-cell office:value-type="float" office:value="7832" calcext:value-type="float">
            <text:p>7832</text:p>
          </table:table-cell>
          <table:table-cell office:value-type="float" office:value="2835" calcext:value-type="float">
            <text:p>2835</text:p>
          </table:table-cell>
          <table:table-cell office:value-type="float" office:value="2769" calcext:value-type="float">
            <text:p>2769</text:p>
          </table:table-cell>
          <table:table-cell office:value-type="float" office:value="6194" calcext:value-type="float">
            <text:p>6194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/>
          <table:table-cell office:value-type="float" office:value="11731" calcext:value-type="float">
            <text:p>11731</text:p>
          </table:table-cell>
          <table:table-cell office:value-type="float" office:value="8225" calcext:value-type="float">
            <text:p>8225</text:p>
          </table:table-cell>
          <table:table-cell office:value-type="float" office:value="2802" calcext:value-type="float">
            <text:p>2802</text:p>
          </table:table-cell>
          <table:table-cell office:value-type="float" office:value="2737" calcext:value-type="float">
            <text:p>2737</text:p>
          </table:table-cell>
          <table:table-cell office:value-type="float" office:value="6063" calcext:value-type="float">
            <text:p>6063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/>
          <table:table-cell office:value-type="float" office:value="10945" calcext:value-type="float">
            <text:p>10945</text:p>
          </table:table-cell>
          <table:table-cell office:value-type="float" office:value="7767" calcext:value-type="float">
            <text:p>7767</text:p>
          </table:table-cell>
          <table:table-cell office:value-type="float" office:value="2802" calcext:value-type="float">
            <text:p>2802</text:p>
          </table:table-cell>
          <table:table-cell office:value-type="float" office:value="2769" calcext:value-type="float">
            <text:p>2769</text:p>
          </table:table-cell>
          <table:table-cell office:value-type="float" office:value="8455" calcext:value-type="float">
            <text:p>8455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/>
          <table:table-cell office:value-type="float" office:value="11338" calcext:value-type="float">
            <text:p>11338</text:p>
          </table:table-cell>
          <table:table-cell office:value-type="float" office:value="8291" calcext:value-type="float">
            <text:p>8291</text:p>
          </table:table-cell>
          <table:table-cell office:value-type="float" office:value="2769" calcext:value-type="float">
            <text:p>2769</text:p>
          </table:table-cell>
          <table:table-cell office:value-type="float" office:value="2737" calcext:value-type="float">
            <text:p>2737</text:p>
          </table:table-cell>
          <table:table-cell office:value-type="float" office:value="6521" calcext:value-type="float">
            <text:p>6521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/>
          <table:table-cell office:value-type="float" office:value="11731" calcext:value-type="float">
            <text:p>11731</text:p>
          </table:table-cell>
          <table:table-cell office:value-type="float" office:value="7767" calcext:value-type="float">
            <text:p>7767</text:p>
          </table:table-cell>
          <table:table-cell office:value-type="float" office:value="2769" calcext:value-type="float">
            <text:p>2769</text:p>
          </table:table-cell>
          <table:table-cell office:value-type="float" office:value="2737" calcext:value-type="float">
            <text:p>2737</text:p>
          </table:table-cell>
          <table:table-cell office:value-type="float" office:value="6194" calcext:value-type="float">
            <text:p>6194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/>
          <table:table-cell office:value-type="float" office:value="11469" calcext:value-type="float">
            <text:p>11469</text:p>
          </table:table-cell>
          <table:table-cell office:value-type="float" office:value="8455" calcext:value-type="float">
            <text:p>8455</text:p>
          </table:table-cell>
          <table:table-cell office:value-type="float" office:value="2802" calcext:value-type="float">
            <text:p>2802</text:p>
          </table:table-cell>
          <table:table-cell office:value-type="float" office:value="2737" calcext:value-type="float">
            <text:p>2737</text:p>
          </table:table-cell>
          <table:table-cell office:value-type="float" office:value="6259" calcext:value-type="float">
            <text:p>6259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/>
          <table:table-cell office:value-type="float" office:value="11207" calcext:value-type="float">
            <text:p>11207</text:p>
          </table:table-cell>
          <table:table-cell office:value-type="float" office:value="7832" calcext:value-type="float">
            <text:p>7832</text:p>
          </table:table-cell>
          <table:table-cell office:value-type="float" office:value="2835" calcext:value-type="float">
            <text:p>2835</text:p>
          </table:table-cell>
          <table:table-cell office:value-type="float" office:value="2606" calcext:value-type="float">
            <text:p>2606</text:p>
          </table:table-cell>
          <table:table-cell office:value-type="float" office:value="6587" calcext:value-type="float">
            <text:p>6587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/>
          <table:table-cell office:value-type="float" office:value="11076" calcext:value-type="float">
            <text:p>11076</text:p>
          </table:table-cell>
          <table:table-cell office:value-type="float" office:value="8291" calcext:value-type="float">
            <text:p>8291</text:p>
          </table:table-cell>
          <table:table-cell office:value-type="float" office:value="2835" calcext:value-type="float">
            <text:p>2835</text:p>
          </table:table-cell>
          <table:table-cell office:value-type="float" office:value="2737" calcext:value-type="float">
            <text:p>2737</text:p>
          </table:table-cell>
          <table:table-cell office:value-type="float" office:value="6390" calcext:value-type="float">
            <text:p>6390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/>
          <table:table-cell table:formula="of:=AVERAGE([.B2:.B11])" office:value-type="float" office:value="11351.2" calcext:value-type="float">
            <text:p>11351.2</text:p>
          </table:table-cell>
          <table:table-cell table:formula="of:=AVERAGE([.C2:.C11])" office:value-type="float" office:value="7999.4" calcext:value-type="float">
            <text:p>7999.4</text:p>
          </table:table-cell>
          <table:table-cell table:formula="of:=AVERAGE([.D2:.D11])" office:value-type="float" office:value="2805.3" calcext:value-type="float">
            <text:p>2805.3</text:p>
          </table:table-cell>
          <table:table-cell table:formula="of:=AVERAGE([.E2:.E11])" office:value-type="float" office:value="2733.5" calcext:value-type="float">
            <text:p>2733.5</text:p>
          </table:table-cell>
          <table:table-cell table:formula="of:=AVERAGE([.F2:.F11])" office:value-type="float" office:value="6668.9" calcext:value-type="float">
            <text:p>6668.9</text:p>
          </table:table-cell>
          <table:table-cell table:formula="of:=AVERAGE([.G2:.G11])" office:value-type="float" office:value="2946.3" calcext:value-type="float">
            <text:p>2946.3</text:p>
          </table:table-cell>
        </table:table-row>
        <table:table-row table:style-name="ro1">
          <table:table-cell table:number-columns-repeated="2"/>
          <table:table-cell table:formula="of:=[.C12]/[.B12]" office:value-type="float" office:value="0.704718443864966" calcext:value-type="float">
            <text:p>0.704718443864966</text:p>
          </table:table-cell>
          <table:table-cell/>
          <table:table-cell table:formula="of:=[.E12]/[.D12]" office:value-type="float" office:value="0.974405589420026" calcext:value-type="float">
            <text:p>0.974405589420026</text:p>
          </table:table-cell>
          <table:table-cell/>
          <table:table-cell table:formula="of:=[.G12]/[.F12]" office:value-type="float" office:value="0.441796998005668" calcext:value-type="float">
            <text:p>0.4417969980056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oughput,64t,3G</text:p>
          </table:table-cell>
          <table:table-cell office:value-type="string" calcext:value-type="string">
            <text:p>lru rand</text:p>
          </table:table-cell>
          <table:table-cell office:value-type="string" calcext:value-type="string">
            <text:p>mglru rand</text:p>
          </table:table-cell>
          <table:table-cell office:value-type="string" calcext:value-type="string">
            <text:p>lru zip</text:p>
          </table:table-cell>
          <table:table-cell office:value-type="string" calcext:value-type="string">
            <text:p>mglru zip</text:p>
          </table:table-cell>
          <table:table-cell office:value-type="string" calcext:value-type="string">
            <text:p>lru norm</text:p>
          </table:table-cell>
          <table:table-cell office:value-type="string" calcext:value-type="string">
            <text:p>mglru norm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222" calcext:value-type="float">
            <text:p>14222</text:p>
          </table:table-cell>
          <table:table-cell office:value-type="float" office:value="13698" calcext:value-type="float">
            <text:p>13698</text:p>
          </table:table-cell>
          <table:table-cell office:value-type="float" office:value="4293" calcext:value-type="float">
            <text:p>4293</text:p>
          </table:table-cell>
          <table:table-cell office:value-type="float" office:value="15401" calcext:value-type="float">
            <text:p>15401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484" calcext:value-type="float">
            <text:p>14484</text:p>
          </table:table-cell>
          <table:table-cell office:value-type="float" office:value="13173" calcext:value-type="float">
            <text:p>13173</text:p>
          </table:table-cell>
          <table:table-cell office:value-type="float" office:value="4178" calcext:value-type="float">
            <text:p>4178</text:p>
          </table:table-cell>
          <table:table-cell office:value-type="float" office:value="14877" calcext:value-type="float">
            <text:p>14877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/>
          <table:table-cell office:value-type="float" office:value="21627" calcext:value-type="float">
            <text:p>21627</text:p>
          </table:table-cell>
          <table:table-cell office:value-type="float" office:value="14353" calcext:value-type="float">
            <text:p>14353</text:p>
          </table:table-cell>
          <table:table-cell office:value-type="float" office:value="13173" calcext:value-type="float">
            <text:p>13173</text:p>
          </table:table-cell>
          <table:table-cell office:value-type="float" office:value="4228" calcext:value-type="float">
            <text:p>4228</text:p>
          </table:table-cell>
          <table:table-cell office:value-type="float" office:value="17171" calcext:value-type="float">
            <text:p>17171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/>
          <table:table-cell office:value-type="float" office:value="22152" calcext:value-type="float">
            <text:p>22152</text:p>
          </table:table-cell>
          <table:table-cell office:value-type="float" office:value="14484" calcext:value-type="float">
            <text:p>14484</text:p>
          </table:table-cell>
          <table:table-cell office:value-type="float" office:value="13042" calcext:value-type="float">
            <text:p>13042</text:p>
          </table:table-cell>
          <table:table-cell office:value-type="float" office:value="4228" calcext:value-type="float">
            <text:p>4228</text:p>
          </table:table-cell>
          <table:table-cell office:value-type="float" office:value="16909" calcext:value-type="float">
            <text:p>16909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484" calcext:value-type="float">
            <text:p>14484</text:p>
          </table:table-cell>
          <table:table-cell office:value-type="float" office:value="13304" calcext:value-type="float">
            <text:p>13304</text:p>
          </table:table-cell>
          <table:table-cell office:value-type="float" office:value="3884" calcext:value-type="float">
            <text:p>3884</text:p>
          </table:table-cell>
          <table:table-cell office:value-type="float" office:value="15401" calcext:value-type="float">
            <text:p>15401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484" calcext:value-type="float">
            <text:p>14484</text:p>
          </table:table-cell>
          <table:table-cell office:value-type="float" office:value="13042" calcext:value-type="float">
            <text:p>13042</text:p>
          </table:table-cell>
          <table:table-cell office:value-type="float" office:value="4228" calcext:value-type="float">
            <text:p>4228</text:p>
          </table:table-cell>
          <table:table-cell office:value-type="float" office:value="14353" calcext:value-type="float">
            <text:p>14353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/>
          <table:table-cell office:value-type="float" office:value="21627" calcext:value-type="float">
            <text:p>21627</text:p>
          </table:table-cell>
          <table:table-cell office:value-type="float" office:value="14615" calcext:value-type="float">
            <text:p>14615</text:p>
          </table:table-cell>
          <table:table-cell office:value-type="float" office:value="12518" calcext:value-type="float">
            <text:p>12518</text:p>
          </table:table-cell>
          <table:table-cell office:value-type="float" office:value="4178" calcext:value-type="float">
            <text:p>4178</text:p>
          </table:table-cell>
          <table:table-cell office:value-type="float" office:value="15139" calcext:value-type="float">
            <text:p>15139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746" calcext:value-type="float">
            <text:p>14746</text:p>
          </table:table-cell>
          <table:table-cell office:value-type="float" office:value="13698" calcext:value-type="float">
            <text:p>13698</text:p>
          </table:table-cell>
          <table:table-cell office:value-type="float" office:value="4178" calcext:value-type="float">
            <text:p>4178</text:p>
          </table:table-cell>
          <table:table-cell office:value-type="float" office:value="15664" calcext:value-type="float">
            <text:p>15664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615" calcext:value-type="float">
            <text:p>14615</text:p>
          </table:table-cell>
          <table:table-cell office:value-type="float" office:value="12780" calcext:value-type="float">
            <text:p>12780</text:p>
          </table:table-cell>
          <table:table-cell office:value-type="float" office:value="4228" calcext:value-type="float">
            <text:p>4228</text:p>
          </table:table-cell>
          <table:table-cell office:value-type="float" office:value="15008" calcext:value-type="float">
            <text:p>1500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 office:value-type="float" office:value="14615" calcext:value-type="float">
            <text:p>14615</text:p>
          </table:table-cell>
          <table:table-cell office:value-type="float" office:value="12911" calcext:value-type="float">
            <text:p>12911</text:p>
          </table:table-cell>
          <table:table-cell office:value-type="float" office:value="4015" calcext:value-type="float">
            <text:p>4015</text:p>
          </table:table-cell>
          <table:table-cell office:value-type="float" office:value="15139" calcext:value-type="float">
            <text:p>15139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/>
          <table:table-cell table:formula="of:=AVERAGE([.B16:.B25])" office:value-type="float" office:value="21863.6" calcext:value-type="float">
            <text:p>21863.6</text:p>
          </table:table-cell>
          <table:table-cell table:formula="of:=AVERAGE([.C16:.C25])" office:value-type="float" office:value="14510.2" calcext:value-type="float">
            <text:p>14510.2</text:p>
          </table:table-cell>
          <table:table-cell table:formula="of:=AVERAGE([.D16:.D25])" office:value-type="float" office:value="13133.9" calcext:value-type="float">
            <text:p>13133.9</text:p>
          </table:table-cell>
          <table:table-cell table:formula="of:=AVERAGE([.E16:.E25])" office:value-type="float" office:value="4163.8" calcext:value-type="float">
            <text:p>4163.8</text:p>
          </table:table-cell>
          <table:table-cell table:formula="of:=AVERAGE([.F16:.F25])" office:value-type="float" office:value="15506.2" calcext:value-type="float">
            <text:p>15506.2</text:p>
          </table:table-cell>
          <table:table-cell table:formula="of:=AVERAGE([.G16:.G25])" office:value-type="float" office:value="4378.3" calcext:value-type="float">
            <text:p>4378.3</text:p>
          </table:table-cell>
        </table:table-row>
        <table:table-row table:style-name="ro1">
          <table:table-cell table:number-columns-repeated="2"/>
          <table:table-cell table:formula="of:=[.C26]/[.B26]" office:value-type="float" office:value="0.663669295084067" calcext:value-type="float">
            <text:p>0.663669295084067</text:p>
          </table:table-cell>
          <table:table-cell/>
          <table:table-cell table:formula="of:=[.E26]/[.D26]" office:value-type="float" office:value="0.317026930310113" calcext:value-type="float">
            <text:p>0.317026930310113</text:p>
          </table:table-cell>
          <table:table-cell/>
          <table:table-cell table:formula="of:=[.G26]/[.F26]" office:value-type="float" office:value="0.282358024532123" calcext:value-type="float">
            <text:p>0.282358024532123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hroughput,32t,6G</text:p>
          </table:table-cell>
          <table:table-cell table:style-name="ce1" office:value-type="float" office:value="12649" calcext:value-type="float">
            <text:p>12649</text:p>
          </table:table-cell>
          <table:table-cell table:style-name="ce1" office:value-type="float" office:value="7439" calcext:value-type="float">
            <text:p>7439</text:p>
          </table:table-cell>
          <table:table-cell table:style-name="ce1" office:value-type="float" office:value="3458" calcext:value-type="float">
            <text:p>3458</text:p>
          </table:table-cell>
          <table:table-cell table:style-name="ce1" office:value-type="float" office:value="3261" calcext:value-type="float">
            <text:p>3261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3687" calcext:value-type="float">
            <text:p>3687</text:p>
          </table:table-cell>
        </table:table-row>
        <table:table-row table:style-name="ro1">
          <table:table-cell/>
          <table:table-cell office:value-type="float" office:value="12387" calcext:value-type="float">
            <text:p>12387</text:p>
          </table:table-cell>
          <table:table-cell office:value-type="float" office:value="7242" calcext:value-type="float">
            <text:p>7242</text:p>
          </table:table-cell>
          <table:table-cell office:value-type="float" office:value="3294" calcext:value-type="float">
            <text:p>3294</text:p>
          </table:table-cell>
          <table:table-cell office:value-type="float" office:value="3425" calcext:value-type="float">
            <text:p>3425</text:p>
          </table:table-cell>
          <table:table-cell office:value-type="float" office:value="3458" calcext:value-type="float">
            <text:p>3458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/>
          <table:table-cell office:value-type="float" office:value="12518" calcext:value-type="float">
            <text:p>12518</text:p>
          </table:table-cell>
          <table:table-cell office:value-type="float" office:value="7373" calcext:value-type="float">
            <text:p>7373</text:p>
          </table:table-cell>
          <table:table-cell office:value-type="float" office:value="3425" calcext:value-type="float">
            <text:p>3425</text:p>
          </table:table-cell>
          <table:table-cell office:value-type="float" office:value="3392" calcext:value-type="float">
            <text:p>3392</text:p>
          </table:table-cell>
          <table:table-cell office:value-type="float" office:value="3195" calcext:value-type="float">
            <text:p>3195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/>
          <table:table-cell office:value-type="float" office:value="12518" calcext:value-type="float">
            <text:p>12518</text:p>
          </table:table-cell>
          <table:table-cell office:value-type="float" office:value="7373" calcext:value-type="float">
            <text:p>7373</text:p>
          </table:table-cell>
          <table:table-cell table:number-columns-repeated="2" office:value-type="float" office:value="3294" calcext:value-type="float">
            <text:p>3294</text:p>
          </table:table-cell>
          <table:table-cell office:value-type="float" office:value="3392" calcext:value-type="float">
            <text:p>3392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/>
          <table:table-cell office:value-type="float" office:value="12518" calcext:value-type="float">
            <text:p>12518</text:p>
          </table:table-cell>
          <table:table-cell office:value-type="float" office:value="7373" calcext:value-type="float">
            <text:p>7373</text:p>
          </table:table-cell>
          <table:table-cell office:value-type="float" office:value="3294" calcext:value-type="float">
            <text:p>3294</text:p>
          </table:table-cell>
          <table:table-cell office:value-type="float" office:value="3359" calcext:value-type="float">
            <text:p>3359</text:p>
          </table:table-cell>
          <table:table-cell office:value-type="float" office:value="3326" calcext:value-type="float">
            <text:p>3326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/>
          <table:table-cell office:value-type="float" office:value="12387" calcext:value-type="float">
            <text:p>12387</text:p>
          </table:table-cell>
          <table:table-cell office:value-type="float" office:value="7439" calcext:value-type="float">
            <text:p>7439</text:p>
          </table:table-cell>
          <table:table-cell office:value-type="float" office:value="3359" calcext:value-type="float">
            <text:p>3359</text:p>
          </table:table-cell>
          <table:table-cell office:value-type="float" office:value="3556" calcext:value-type="float">
            <text:p>3556</text:p>
          </table:table-cell>
          <table:table-cell office:value-type="float" office:value="3228" calcext:value-type="float">
            <text:p>3228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/>
          <table:table-cell office:value-type="float" office:value="12518" calcext:value-type="float">
            <text:p>12518</text:p>
          </table:table-cell>
          <table:table-cell office:value-type="float" office:value="7242" calcext:value-type="float">
            <text:p>7242</text:p>
          </table:table-cell>
          <table:table-cell office:value-type="float" office:value="3752" calcext:value-type="float">
            <text:p>3752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/>
          <table:table-cell office:value-type="float" office:value="12518" calcext:value-type="float">
            <text:p>12518</text:p>
          </table:table-cell>
          <table:table-cell office:value-type="float" office:value="7308" calcext:value-type="float">
            <text:p>7308</text:p>
          </table:table-cell>
          <table:table-cell office:value-type="float" office:value="3326" calcext:value-type="float">
            <text:p>3326</text:p>
          </table:table-cell>
          <table:table-cell office:value-type="float" office:value="3490" calcext:value-type="float">
            <text:p>3490</text:p>
          </table:table-cell>
          <table:table-cell office:value-type="float" office:value="3326" calcext:value-type="float">
            <text:p>3326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/>
          <table:table-cell office:value-type="float" office:value="12387" calcext:value-type="float">
            <text:p>12387</text:p>
          </table:table-cell>
          <table:table-cell office:value-type="float" office:value="7308" calcext:value-type="float">
            <text:p>7308</text:p>
          </table:table-cell>
          <table:table-cell office:value-type="float" office:value="3294" calcext:value-type="float">
            <text:p>3294</text:p>
          </table:table-cell>
          <table:table-cell office:value-type="float" office:value="3458" calcext:value-type="float">
            <text:p>3458</text:p>
          </table:table-cell>
          <table:table-cell office:value-type="float" office:value="3130" calcext:value-type="float">
            <text:p>313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/>
          <table:table-cell office:value-type="float" office:value="12256" calcext:value-type="float">
            <text:p>12256</text:p>
          </table:table-cell>
          <table:table-cell office:value-type="float" office:value="7373" calcext:value-type="float">
            <text:p>7373</text:p>
          </table:table-cell>
          <table:table-cell office:value-type="float" office:value="3458" calcext:value-type="float">
            <text:p>3458</text:p>
          </table:table-cell>
          <table:table-cell office:value-type="float" office:value="3359" calcext:value-type="float">
            <text:p>3359</text:p>
          </table:table-cell>
          <table:table-cell office:value-type="float" office:value="3195" calcext:value-type="float">
            <text:p>319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/>
          <table:table-cell table:formula="of:=AVERAGE([.B36:.B45])" office:value-type="float" office:value="12465.6" calcext:value-type="float">
            <text:p>12465.6</text:p>
          </table:table-cell>
          <table:table-cell table:formula="of:=AVERAGE([.C36:.C45])" office:value-type="float" office:value="7347" calcext:value-type="float">
            <text:p>7347</text:p>
          </table:table-cell>
          <table:table-cell table:formula="of:=AVERAGE([.D36:.D45])" office:value-type="float" office:value="3395.4" calcext:value-type="float">
            <text:p>3395.4</text:p>
          </table:table-cell>
          <table:table-cell table:formula="of:=AVERAGE([.E36:.E45])" office:value-type="float" office:value="3382.2" calcext:value-type="float">
            <text:p>3382.2</text:p>
          </table:table-cell>
          <table:table-cell table:formula="of:=AVERAGE([.F36:.F45])" office:value-type="float" office:value="3280.4" calcext:value-type="float">
            <text:p>3280.4</text:p>
          </table:table-cell>
          <table:table-cell table:formula="of:=AVERAGE([.G36:.G45])" office:value-type="float" office:value="3618.1" calcext:value-type="float">
            <text:p>3618.1</text:p>
          </table:table-cell>
        </table:table-row>
        <table:table-row table:style-name="ro1">
          <table:table-cell table:number-columns-repeated="2"/>
          <table:table-cell table:formula="of:=[.C46]/[.B46]" office:value-type="float" office:value="0.589381979206777" calcext:value-type="float">
            <text:p>0.589381979206777</text:p>
          </table:table-cell>
          <table:table-cell/>
          <table:table-cell table:formula="of:=[.E46]/[.D46]" office:value-type="float" office:value="0.996112387347588" calcext:value-type="float">
            <text:p>0.996112387347588</text:p>
          </table:table-cell>
          <table:table-cell/>
          <table:table-cell table:formula="of:=[.G46]/[.F46]" office:value-type="float" office:value="1.1029447628338" calcext:value-type="float">
            <text:p>1.10294476283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oughput,64t,3G</text:p>
          </table:table-cell>
          <table:table-cell table:style-name="ce1" office:value-type="float" office:value="25560" calcext:value-type="float">
            <text:p>25560</text:p>
          </table:table-cell>
          <table:table-cell table:style-name="ce1" office:value-type="float" office:value="15008" calcext:value-type="float">
            <text:p>15008</text:p>
          </table:table-cell>
          <table:table-cell table:style-name="ce1" office:value-type="float" office:value="14484" calcext:value-type="float">
            <text:p>14484</text:p>
          </table:table-cell>
          <table:table-cell table:style-name="ce1" office:value-type="float" office:value="7701" calcext:value-type="float">
            <text:p>7701</text:p>
          </table:table-cell>
          <table:table-cell table:style-name="ce1" office:value-type="float" office:value="15664" calcext:value-type="float">
            <text:p>15664</text:p>
          </table:table-cell>
          <table:table-cell table:style-name="ce1" office:value-type="float" office:value="7635" calcext:value-type="float">
            <text:p>7635</text:p>
          </table:table-cell>
        </table:table-row>
        <table:table-row table:style-name="ro1">
          <table:table-cell/>
          <table:table-cell office:value-type="float" office:value="26084" calcext:value-type="float">
            <text:p>26084</text:p>
          </table:table-cell>
          <table:table-cell office:value-type="float" office:value="15008" calcext:value-type="float">
            <text:p>15008</text:p>
          </table:table-cell>
          <table:table-cell office:value-type="float" office:value="14615" calcext:value-type="float">
            <text:p>14615</text:p>
          </table:table-cell>
          <table:table-cell office:value-type="float" office:value="7635" calcext:value-type="float">
            <text:p>7635</text:p>
          </table:table-cell>
          <table:table-cell office:value-type="float" office:value="15664" calcext:value-type="float">
            <text:p>15664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/>
          <table:table-cell office:value-type="float" office:value="25560" calcext:value-type="float">
            <text:p>25560</text:p>
          </table:table-cell>
          <table:table-cell office:value-type="float" office:value="15008" calcext:value-type="float">
            <text:p>15008</text:p>
          </table:table-cell>
          <table:table-cell office:value-type="float" office:value="14615" calcext:value-type="float">
            <text:p>14615</text:p>
          </table:table-cell>
          <table:table-cell office:value-type="float" office:value="7701" calcext:value-type="float">
            <text:p>7701</text:p>
          </table:table-cell>
          <table:table-cell office:value-type="float" office:value="15533" calcext:value-type="float">
            <text:p>15533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/>
          <table:table-cell office:value-type="float" office:value="25560" calcext:value-type="float">
            <text:p>25560</text:p>
          </table:table-cell>
          <table:table-cell office:value-type="float" office:value="15008" calcext:value-type="float">
            <text:p>15008</text:p>
          </table:table-cell>
          <table:table-cell office:value-type="float" office:value="14484" calcext:value-type="float">
            <text:p>14484</text:p>
          </table:table-cell>
          <table:table-cell office:value-type="float" office:value="7701" calcext:value-type="float">
            <text:p>7701</text:p>
          </table:table-cell>
          <table:table-cell office:value-type="float" office:value="15533" calcext:value-type="float">
            <text:p>15533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/>
          <table:table-cell office:value-type="float" office:value="25297" calcext:value-type="float">
            <text:p>25297</text:p>
          </table:table-cell>
          <table:table-cell office:value-type="float" office:value="15008" calcext:value-type="float">
            <text:p>15008</text:p>
          </table:table-cell>
          <table:table-cell office:value-type="float" office:value="14484" calcext:value-type="float">
            <text:p>14484</text:p>
          </table:table-cell>
          <table:table-cell office:value-type="float" office:value="7635" calcext:value-type="float">
            <text:p>7635</text:p>
          </table:table-cell>
          <table:table-cell office:value-type="float" office:value="15533" calcext:value-type="float">
            <text:p>15533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/>
          <table:table-cell office:value-type="float" office:value="25297" calcext:value-type="float">
            <text:p>25297</text:p>
          </table:table-cell>
          <table:table-cell office:value-type="float" office:value="15008" calcext:value-type="float">
            <text:p>15008</text:p>
          </table:table-cell>
          <table:table-cell office:value-type="float" office:value="14615" calcext:value-type="float">
            <text:p>14615</text:p>
          </table:table-cell>
          <table:table-cell office:value-type="float" office:value="7635" calcext:value-type="float">
            <text:p>7635</text:p>
          </table:table-cell>
          <table:table-cell office:value-type="float" office:value="15664" calcext:value-type="float">
            <text:p>15664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/>
          <table:table-cell office:value-type="float" office:value="25822" calcext:value-type="float">
            <text:p>25822</text:p>
          </table:table-cell>
          <table:table-cell office:value-type="float" office:value="15008" calcext:value-type="float">
            <text:p>15008</text:p>
          </table:table-cell>
          <table:table-cell office:value-type="float" office:value="14615" calcext:value-type="float">
            <text:p>14615</text:p>
          </table:table-cell>
          <table:table-cell office:value-type="float" office:value="7701" calcext:value-type="float">
            <text:p>7701</text:p>
          </table:table-cell>
          <table:table-cell office:value-type="float" office:value="15795" calcext:value-type="float">
            <text:p>15795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/>
          <table:table-cell office:value-type="float" office:value="25560" calcext:value-type="float">
            <text:p>25560</text:p>
          </table:table-cell>
          <table:table-cell office:value-type="float" office:value="15008" calcext:value-type="float">
            <text:p>15008</text:p>
          </table:table-cell>
          <table:table-cell office:value-type="float" office:value="14615" calcext:value-type="float">
            <text:p>14615</text:p>
          </table:table-cell>
          <table:table-cell office:value-type="float" office:value="7635" calcext:value-type="float">
            <text:p>7635</text:p>
          </table:table-cell>
          <table:table-cell office:value-type="float" office:value="15533" calcext:value-type="float">
            <text:p>15533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/>
          <table:table-cell office:value-type="float" office:value="25560" calcext:value-type="float">
            <text:p>25560</text:p>
          </table:table-cell>
          <table:table-cell office:value-type="float" office:value="15008" calcext:value-type="float">
            <text:p>15008</text:p>
          </table:table-cell>
          <table:table-cell office:value-type="float" office:value="14615" calcext:value-type="float">
            <text:p>14615</text:p>
          </table:table-cell>
          <table:table-cell office:value-type="float" office:value="7635" calcext:value-type="float">
            <text:p>7635</text:p>
          </table:table-cell>
          <table:table-cell office:value-type="float" office:value="15664" calcext:value-type="float">
            <text:p>15664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/>
          <table:table-cell office:value-type="float" office:value="25297" calcext:value-type="float">
            <text:p>25297</text:p>
          </table:table-cell>
          <table:table-cell office:value-type="float" office:value="15008" calcext:value-type="float">
            <text:p>15008</text:p>
          </table:table-cell>
          <table:table-cell office:value-type="float" office:value="14484" calcext:value-type="float">
            <text:p>14484</text:p>
          </table:table-cell>
          <table:table-cell office:value-type="float" office:value="7635" calcext:value-type="float">
            <text:p>7635</text:p>
          </table:table-cell>
          <table:table-cell office:value-type="float" office:value="15533" calcext:value-type="float">
            <text:p>15533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/>
          <table:table-cell table:formula="of:=AVERAGE([.B49:.B58])" office:value-type="float" office:value="25559.7" calcext:value-type="float">
            <text:p>25559.7</text:p>
          </table:table-cell>
          <table:table-cell table:formula="of:=AVERAGE([.C49:.C58])" office:value-type="float" office:value="15008" calcext:value-type="float">
            <text:p>15008</text:p>
          </table:table-cell>
          <table:table-cell table:formula="of:=AVERAGE([.D49:.D58])" office:value-type="float" office:value="14562.6" calcext:value-type="float">
            <text:p>14562.6</text:p>
          </table:table-cell>
          <table:table-cell table:formula="of:=AVERAGE([.E49:.E58])" office:value-type="float" office:value="7661.4" calcext:value-type="float">
            <text:p>7661.4</text:p>
          </table:table-cell>
          <table:table-cell table:formula="of:=AVERAGE([.F49:.F58])" office:value-type="float" office:value="15611.6" calcext:value-type="float">
            <text:p>15611.6</text:p>
          </table:table-cell>
          <table:table-cell table:formula="of:=AVERAGE([.G49:.G58])" office:value-type="float" office:value="7681.1" calcext:value-type="float">
            <text:p>7681.1</text:p>
          </table:table-cell>
        </table:table-row>
        <table:table-row table:style-name="ro1">
          <table:table-cell table:number-columns-repeated="2"/>
          <table:table-cell table:formula="of:=[.C59]/[.B59]" office:value-type="float" office:value="0.587174340856896" calcext:value-type="float">
            <text:p>0.587174340856896</text:p>
          </table:table-cell>
          <table:table-cell/>
          <table:table-cell table:formula="of:=[.E59]/[.D59]" office:value-type="float" office:value="0.526101108318569" calcext:value-type="float">
            <text:p>0.526101108318569</text:p>
          </table:table-cell>
          <table:table-cell/>
          <table:table-cell table:formula="of:=[.G59]/[.F59]" office:value-type="float" office:value="0.492012349791181" calcext:value-type="float">
            <text:p>0.492012349791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7:32:09.509697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3:01:27.554595937</meta:creation-date>
    <dc:date>2022-08-16T17:24:54.217973687</dc:date>
    <meta:editing-duration>PT2H46M52S</meta:editing-duration>
    <meta:editing-cycles>2</meta:editing-cycles>
    <meta:generator>LibreOffice/7.3.2.2$Linux_X86_64 LibreOffice_project/30$Build-2</meta:generator>
    <meta:document-statistic meta:table-count="2" meta:cell-count="614" meta:object-count="0"/>
  </office:meta>
</office:document-meta>
</file>